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.889cm"/>
    </style:style>
    <style:style style:name="co2" style:family="table-column">
      <style:table-column-properties fo:break-before="auto" style:column-width="2.295cm"/>
    </style:style>
    <style:style style:name="ro1" style:family="table-row">
      <style:table-row-properties style:row-height="0.573cm" fo:break-before="auto" style:use-optimal-row-height="true"/>
    </style:style>
    <style:style style:name="ro2" style:family="table-row">
      <style:table-row-properties style:row-height="1.101cm" fo:break-before="auto" style:use-optimal-row-height="true"/>
    </style:style>
    <style:style style:name="ro3" style:family="table-row">
      <style:table-row-properties style:row-height="2.154cm" fo:break-before="auto" style:use-optimal-row-height="true"/>
    </style:style>
    <style:style style:name="ro4" style:family="table-row">
      <style:table-row-properties style:row-height="1.62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gen Liquid Crystal Back Cover Case for Google Pixel 3</text:p>
          </table:table-cell>
          <table:table-cell office:value-type="string" calcext:value-type="string">
            <text:p>5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OT Wired Earphone (black)</text:p>
          </table:table-cell>
          <table:table-cell office:value-type="string" calcext:value-type="string">
            <text:p>20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o U10 (Electric Blue, 5000 mAH 18W Fast Charge Battery, 3GB RAM, 32GB Storage)</text:p>
          </table:table-cell>
          <table:table-cell office:value-type="string" calcext:value-type="string">
            <text:p>10,9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mi Note 8 (Space Black, 4GB RAM, 64GB Storage)</text:p>
          </table:table-cell>
          <table:table-cell office:value-type="string" calcext:value-type="string">
            <text:p>12,4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o Y91i (Ocean Blue, 2GB RAM, 32GB Storage) with No Cost EMI/Additional Exchange Offers</text:p>
          </table:table-cell>
          <table:table-cell office:value-type="string" calcext:value-type="string">
            <text:p>7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sung Galaxy M21 (Midnight Blue, 4GB RAM, 64GB Storage)</text:p>
          </table:table-cell>
          <table:table-cell office:value-type="string" calcext:value-type="string">
            <text:p>13,9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dmi Note 8 Pro (Halo White, 6GB RAM, 128GB Storage with Helio G90T Processor)</text:p>
          </table:table-cell>
          <table:table-cell office:value-type="string" calcext:value-type="string">
            <text:p>16,99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arbonn KX3 1.8 inch Display Feature Phone with Bluetooth,Dual Sim, 0.3 MP Digital Camera with Zoom, 800 mAH Battery,32 GB Expandable Memory and Support for MP3+MP4, Boom Box Speaker,Black Red Colour.</text:p>
          </table:table-cell>
          <table:table-cell office:value-type="string" calcext:value-type="string">
            <text:p>8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PO A5 2020 (Dazzling White, 4GB RAM, 64GB Storage) with No Cost EMI/Additional Exchange Offers</text:p>
          </table:table-cell>
          <table:table-cell office:value-type="string" calcext:value-type="string">
            <text:p>11,9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sung Galaxy M21 (Raven Black, 4GB RAM, 64GB Storage)</text:p>
          </table:table-cell>
          <table:table-cell office:value-type="string" calcext:value-type="string">
            <text:p>13,9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EXIAN Guru 106 Dual Sim Basic Mobile Phone with Digital Camera and 1.8 inch Screen (Blue, Upto 16GB) - NO Charger</text:p>
          </table:table-cell>
          <table:table-cell office:value-type="string" calcext:value-type="string">
            <text:p>5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o Y15 (Aqua Blue, 4GB RAM, 64GB Storage) with No Cost EMI/Additional Exchange</text:p>
          </table:table-cell>
          <table:table-cell office:value-type="string" calcext:value-type="string">
            <text:p>12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PO A5 2020 (Dazzling White, 3GB RAM, 64GB Storage) with No Cost EMI/Additional Exchange Offers</text:p>
          </table:table-cell>
          <table:table-cell office:value-type="string" calcext:value-type="string">
            <text:p>10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BA/AOV AS3D05 F2 Mobile Phone 3D Screen Magnifier Or Expander 3D Video Screen Amplifier with Eyes Protection</text:p>
          </table:table-cell>
          <table:table-cell office:value-type="string" calcext:value-type="string">
            <text:p>2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gen Thin Fit 360 Back Cover Case with Glass Screen Protector Designed for Samsung Galaxy Note 9 - Black</text:p>
          </table:table-cell>
          <table:table-cell office:value-type="string" calcext:value-type="string">
            <text:p>1,6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gen Liquid Air Back Cover Case Designed for Samsung Galaxy S10E - Matte Black</text:p>
          </table:table-cell>
          <table:table-cell office:value-type="string" calcext:value-type="string">
            <text:p>8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EXIAN Guru 311 Dual Sim Basic Mobile Phone with Digital Camera and 1.8 inch Screen (Black, Upto 16GB) - NO Charger</text:p>
          </table:table-cell>
          <table:table-cell office:value-type="string" calcext:value-type="string">
            <text:p>5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Kall K6300 (2.8 Inch, Triple Sim, Vibration, 2MP Camera) (Grey)</text:p>
          </table:table-cell>
          <table:table-cell office:value-type="string" calcext:value-type="string">
            <text:p>1,3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NEXIAN Guru 332 Dual Sim Basic Mobile Phone with Digital Camera and 1.8 inch Screen (Blue, Upto 16GB) - NO Charger</text:p>
          </table:table-cell>
          <table:table-cell office:value-type="string" calcext:value-type="string">
            <text:p>59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NEXIAN Guru 355 Dual Sim Basic Mobile Phone with Digital Camera and 1.8 inch Screen (Black &amp; Red, Upto 16GB) - NO Charger</text:p>
          </table:table-cell>
          <table:table-cell office:value-type="string" calcext:value-type="string">
            <text:p>5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o Y91i (Fusion Black, 2GB RAM, 32GB Storage) with No Cost EMI/Additional Exchange Offers</text:p>
          </table:table-cell>
          <table:table-cell office:value-type="string" calcext:value-type="string">
            <text:p>7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Kall K76 Mobile (1.4 Inch Display, Single Sim, 600 mAh Battery) (Yellow)</text:p>
          </table:table-cell>
          <table:table-cell office:value-type="string" calcext:value-type="string">
            <text:p>3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KALL K14 with 1.8 Inch Colour Display Multimedia Phone Without Camera (Light Blue)</text:p>
          </table:table-cell>
          <table:table-cell office:value-type="string" calcext:value-type="string">
            <text:p>5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vo U10 (Thunder Black,5000 mAH 18W Fast Charge Battery, 3GB RAM, 32GB Storage)</text:p>
          </table:table-cell>
          <table:table-cell office:value-type="string" calcext:value-type="string">
            <text:p>10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PO F11 (Fluorite Purple, 6GB RAM, 128GB Storage) with No Cost EMI/Additional Exchange Offers</text:p>
          </table:table-cell>
          <table:table-cell office:value-type="string" calcext:value-type="string">
            <text:p>18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msung Galaxy M21 (Raven Black, 6GB RAM, 128GB Storage)</text:p>
          </table:table-cell>
          <table:table-cell office:value-type="string" calcext:value-type="string">
            <text:p>15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max X421 Black</text:p>
          </table:table-cell>
          <table:table-cell office:value-type="string" calcext:value-type="string">
            <text:p>1,02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Kall K32 Multimedia Mobile with Camera 1.8 Inch Colour Display Big Torch Light Dual Sim and 1000 mAh Battery- Black Blue</text:p>
          </table:table-cell>
          <table:table-cell office:value-type="string" calcext:value-type="string">
            <text:p>64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gen Liquid Air Back Cover Case Designed for Samsung Galaxy S20 / S20 5G - Matte Black</text:p>
          </table:table-cell>
          <table:table-cell office:value-type="string" calcext:value-type="string">
            <text:p>89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igen Liquid Crystal Case for Google Pixel 2 - Crystal Clear F16CS22272</text:p>
          </table:table-cell>
          <table:table-cell office:value-type="string" calcext:value-type="string">
            <text:p>499</text:p>
          </table:table-cell>
          <table:table-cell table:number-columns-repeated="1022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time-style style:name="N120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20-07-14T14:29:24.628556510</dc:date>
    <meta:editing-duration>P0D</meta:editing-duration>
    <meta:editing-cycles>1</meta:editing-cycles>
    <meta:document-statistic meta:table-count="1" meta:cell-count="62" meta:object-count="0"/>
  </office:meta>
</office:document-meta>
</file>